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5-10-19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5-07-1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5-04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5-01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4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4-07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4-06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4-04-28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4-01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3-10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3-07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3-06-1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3-05-0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3-02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12-1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11-0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08-0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07-1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05-0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03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2-01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12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12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12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10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07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06-0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05-1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04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1-01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0-10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0-07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0-04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20-02-0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12-1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11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10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04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9-01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8-11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8-07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8-05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8-02-0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7-10-3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7-08-0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7-05-1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7-02-0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11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8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5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5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5-0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3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6-02-0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5-10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5-08-1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5-05-0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5-01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4-11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4-07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4-04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4-02-2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3-10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3-08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3-05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3-01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2-11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2-08-0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2-05-08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2-01-3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1-11-0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1-08-0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1-05-0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1-03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1-02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0-11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0-08-0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0-05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10-02-0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9-11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9-08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9-05-1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9-02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8-1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8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8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8-02-0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7-10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7-08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7-05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7-01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6-10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6-08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6-05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6-0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5-10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5-08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5-07-1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5-05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5-02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4-11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4-08-0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4-05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4-0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3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2-08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2-02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1-11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1-05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1-02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0-12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0-09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2000-06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9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99-02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8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29G3</text:p>
          </table:table-cell>
          <table:table-cell office:value-type="string" calcext:value-type="string">
            <text:p>Pink Hill</text:p>
          </table:table-cell>
          <table:table-cell office:value-type="string" calcext:value-type="string">
            <text:p>197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" meta:object-count="0"/>
    <meta:user-defined meta:name="AppVersion">3.0</meta:user-defined>
  </office:meta>
</office:document-meta>
</file>